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e0d34" officeooo:paragraph-rsid="000e0d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LITERATURE REVIEW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15:06:52.967976392</meta:creation-date>
    <meta:generator>LibreOffice/26.2.0.3$Linux_X86_64 LibreOffice_project/620$Build-3</meta:generator>
    <dc:date>2026-04-13T15:07:21.085781087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</office:meta>
</office:document-meta>
</file>